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2pt" officeooo:paragraph-rsid="00114c7b" style:font-size-asian="12pt" style:font-size-complex="12pt"/>
    </style:style>
    <style:style style:name="P2" style:family="paragraph" style:parent-style-name="Standard">
      <style:text-properties style:font-name="Liberation Sans" fo:font-size="12pt" fo:font-weight="bold" officeooo:rsid="00114c7b" officeooo:paragraph-rsid="00114c7b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114c7b"/>
    </style:style>
    <style:style style:name="P4" style:family="paragraph" style:parent-style-name="Standard">
      <style:text-properties fo:font-variant="normal" fo:text-transform="none" fo:color="#1f2328" loext:opacity="100%" style:font-name="Liberation Sans" fo:font-size="12pt" fo:letter-spacing="normal" fo:font-style="normal" fo:font-weight="normal" officeooo:paragraph-rsid="00114c7b" style:font-size-asian="12pt" style:font-size-complex="12pt"/>
    </style:style>
    <style:style style:name="P5" style:family="paragraph" style:parent-style-name="Standard">
      <style:text-properties fo:font-variant="normal" fo:text-transform="none" fo:color="#1f2328" loext:opacity="100%" style:font-name="Liberation Sans" fo:font-size="12pt" fo:letter-spacing="normal" fo:font-style="normal" fo:font-weight="bold" officeooo:rsid="00114c7b" officeooo:paragraph-rsid="00114c7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officeooo:rsid="00114c7b" officeooo:paragraph-rsid="00114c7b" style:font-size-asian="12pt" style:font-size-complex="12pt"/>
    </style:style>
    <style:style style:name="P7" style:family="paragraph" style:parent-style-name="Text_20_body">
      <style:text-properties officeooo:rsid="00114c7b" officeooo:paragraph-rsid="00114c7b"/>
    </style:style>
    <style:style style:name="P8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Liberation Sans" fo:font-size="12pt" fo:letter-spacing="normal" fo:font-style="normal" fo:font-weight="normal" officeooo:paragraph-rsid="00161d4e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Liberation Sans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Liberation Sans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Liberation Sans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5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52ac1"/>
    </style:style>
    <style:style style:name="P18" style:family="paragraph" style:parent-style-name="Text_20_body" style:list-style-name="L5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14c7b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14c7b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8c9a0"/>
    </style:style>
    <style:style style:name="P2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a963a"/>
    </style:style>
    <style:style style:name="P2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765ef"/>
    </style:style>
    <style:style style:name="T1" style:family="text">
      <style:text-properties fo:font-weight="bold" officeooo:rsid="00114c7b" style:font-weight-asian="bold" style:font-weight-complex="bold"/>
    </style:style>
    <style:style style:name="T2" style:family="text">
      <style:text-properties officeooo:rsid="00114c7b"/>
    </style:style>
    <style:style style:name="T3" style:family="text">
      <style:text-properties style:font-name="Liberation Sans" fo:font-size="12pt" officeooo:rsid="00114c7b" style:font-size-asian="12pt" style:font-size-complex="12pt"/>
    </style:style>
    <style:style style:name="T4" style:family="text">
      <style:text-properties fo:font-variant="normal" fo:text-transform="none" fo:color="#1f2328" loext:opacity="100%" style:font-name="Liberation Sans" fo:font-size="12pt" fo:letter-spacing="normal" fo:font-style="normal" fo:font-weight="normal" style:font-size-asian="12pt" style:font-size-complex="12pt"/>
    </style:style>
    <style:style style:name="T5" style:family="text">
      <style:text-properties fo:color="#1f2328" loext:opacity="100%" style:font-name="Liberation Sans" fo:font-size="12pt" fo:letter-spacing="normal" fo:font-weight="normal" style:font-size-asian="12pt" style:font-size-complex="12pt"/>
    </style:style>
    <style:style style:name="T6" style:family="text">
      <style:text-properties fo:font-variant="normal" fo:text-transform="none" fo:color="#1f2328" loext:opacity="100%" fo:letter-spacing="normal" fo:font-style="normal" fo:font-weight="normal"/>
    </style:style>
    <style:style style:name="T7" style:family="text">
      <style:text-properties fo:font-variant="normal" fo:text-transform="none" fo:color="#1f2328" loext:opacity="100%" style:font-name="Liberation Sans" fo:font-size="12pt" fo:letter-spacing="normal" fo:font-style="normal" fo:font-weight="bold" officeooo:rsid="00114c7b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14c7b" style:font-size-asian="12pt" style:font-size-complex="12pt"/>
    </style:style>
    <style:style style:name="T9" style:family="text">
      <style:text-properties fo:font-variant="normal" fo:text-transform="none" fo:color="#1f2328" loext:opacity="100%" style:font-name="Liberation Sans" fo:font-size="12pt" fo:letter-spacing="normal" fo:font-weight="normal" style:font-size-asian="12pt" style:font-size-complex="12pt"/>
    </style:style>
    <style:style style:name="T10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61d4e" style:font-size-asian="12pt" style:font-size-complex="12pt"/>
    </style:style>
    <style:style style:name="T11" style:family="text">
      <style:text-properties fo:font-variant="normal" fo:text-transform="none" fo:color="#1f2328" loext:opacity="100%" style:font-name="Liberation Sans" fo:font-size="12pt" fo:letter-spacing="normal" fo:font-style="normal" fo:font-weight="bold" style:font-size-asian="12pt" style:font-size-complex="12pt"/>
    </style:style>
    <style:style style:name="T12" style:family="text">
      <style:text-properties officeooo:rsid="00161d4e"/>
    </style:style>
    <style:style style:name="T13" style:family="text">
      <style:text-properties fo:font-weight="normal"/>
    </style:style>
    <style:style style:name="T14" style:family="text">
      <style:text-properties officeooo:rsid="00134452"/>
    </style:style>
    <style:style style:name="T15" style:family="text">
      <style:text-properties fo:font-variant="normal" fo:text-transform="none" fo:color="#1f2328" loext:opacity="100%" style:font-name="Liberation Sans" fo:font-size="12pt" fo:letter-spacing="normal" fo:font-style="normal" fo:font-weight="bold" officeooo:rsid="00114c7b" style:font-size-asian="12pt" style:font-size-complex="12pt"/>
    </style:style>
    <style:style style:name="T16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551d7" style:font-size-asian="12pt" style:font-size-complex="12pt"/>
    </style:style>
    <style:style style:name="T17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551d7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52ac1" style:font-size-asian="12pt" style:font-size-complex="12pt"/>
    </style:style>
    <style:style style:name="T19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52ac1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1f2328" loext:opacity="100%" style:font-name="Liberation Sans" fo:font-size="12pt" fo:letter-spacing="normal" fo:font-style="normal" fo:font-weight="bold" officeooo:rsid="00152ac1" style:font-size-asian="12pt" style:font-size-complex="12pt"/>
    </style:style>
    <style:style style:name="T21" style:family="text">
      <style:text-properties fo:font-variant="normal" fo:text-transform="none" fo:color="#1f2328" loext:opacity="100%" style:font-name="Liberation Sans" fo:font-size="12pt" fo:letter-spacing="normal" fo:font-style="normal" style:text-underline-style="solid" style:text-underline-width="auto" style:text-underline-color="font-color" fo:font-weight="normal" officeooo:rsid="00114c7b" style:font-size-asian="12pt" style:font-size-complex="12pt"/>
    </style:style>
    <style:style style:name="T22" style:family="text">
      <style:text-properties fo:font-variant="normal" fo:text-transform="none" fo:color="#1f2328" loext:opacity="100%" style:font-name="Liberation Sans" fo:font-size="12pt" fo:letter-spacing="normal" fo:font-style="normal" fo:font-weight="bold" officeooo:rsid="001a963a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8c9a0" style:font-size-asian="12pt" style:font-size-complex="12pt"/>
    </style:style>
    <style:style style:name="T24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a963a" style:font-size-asian="12pt" style:font-size-complex="12pt"/>
    </style:style>
    <style:style style:name="T25" style:family="text">
      <style:text-properties fo:font-variant="normal" fo:text-transform="none" fo:color="#1f2328" loext:opacity="100%" style:font-name="Liberation Sans" fo:font-size="12pt" fo:letter-spacing="normal" fo:font-style="normal" fo:font-weight="normal" officeooo:rsid="001765ef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ideo Script</text:span><text:span text:style-name="T2"><text:line-break/></text:span></text:p>
      <text:p text:style-name="P2">Hook:</text:p>
      <text:p text:style-name="P3"><text:span text:style-name="T3"><text:line-break/></text:span><text:span text:style-name="T4">In the origins of life, one mystery keeps coming back: living systems overwhelmingly pick one molecular handedness—</text:span><text:span text:style-name="Emphasis"><text:span text:style-name="T5">homochirality</text:span></text:span><text:span text:style-name="T4">.</text:span></text:p>
      <text:p text:style-name="P1"><text:span text:style-name="T6"/></text:p>
      <text:p text:style-name="P4">And that single bias might be the difference between chemistry that stays random… and chemistry that becomes life.</text:p>
      <text:p text:style-name="P1"><text:span text:style-name="T6"/></text:p>
      <text:p text:style-name="P3"><text:span text:style-name="T7">Problem:</text:span><text:span text:style-name="T8"><text:line-break/><text:line-break/></text:span><text:span text:style-name="T4">This project asks a sharp question: </text:span><text:span text:style-name="Emphasis"><text:span text:style-name="T9">when does homochirality robustly emerge and persist—and when does it fail?</text:span></text:span></text:p>
      <text:p text:style-name="P1"><text:span text:style-name="T6"/></text:p>
      <text:p text:style-name="P5">Method:</text:p>
      <text:p text:style-name="P6"><text:span text:style-name="T6"/></text:p>
      <text:p text:style-name="P7"><text:span text:style-name="T10">To test that, we built</text:span><text:span text:style-name="T4"> </text:span><text:span text:style-name="Strong_20_Emphasis"><text:span text:style-name="T11">Amaranta</text:span></text:span><text:span text:style-name="T4">: a digital twin of a chemically active surface, </text:span><text:span text:style-name="T10">using</text:span><text:span text:style-name="T4"> a </text:span><text:span text:style-name="Strong_20_Emphasis"><text:span text:style-name="T11">spatial cellular automaton</text:span></text:span><text:span text:style-name="T4">. Each grid cell is a discrete chemical state:</text:span></text:p>
      <text:list text:style-name="L1">
        <text:list-item>
          <text:p text:style-name="P8"><text:span text:style-name="Strong_20_Emphasis"><text:span text:style-name="T11">0</text:span></text:span><text:span text:style-name="T4"> = achiral</text:span></text:p>
        </text:list-item>
        <text:list-item>
          <text:p text:style-name="P8"><text:span text:style-name="Strong_20_Emphasis"><text:span text:style-name="T11">1</text:span></text:span><text:span text:style-name="T4"> = left-handed</text:span></text:p>
        </text:list-item>
        <text:list-item>
          <text:p text:style-name="P8"><text:span text:style-name="Strong_20_Emphasis"><text:span text:style-name="T11">2</text:span></text:span><text:span text:style-name="T4"> = right-handed</text:span></text:p>
        </text:list-item>
      </text:list>
      <text:p text:style-name="P9">Local interactions simulate autocatalysis, mutual inhibition, diffusion, and noise. <text:span text:style-name="T12">We v</text:span>ary environmental complexity using a chaos parameter, <text:span text:style-name="Strong_20_Emphasis"><text:span text:style-name="T13">ε</text:span></text:span>, to see <text:span text:style-name="T14">if</text:span> stable chirality <text:span text:style-name="T14">appears</text:span> as the environment becomes more unpredictable.</text:p>
      <text:p text:style-name="P10">Our workflow <text:span text:style-name="T2">starts with</text:span>:</text:p>
      <text:list text:style-name="L2">
        <text:list-item>
          <text:p text:style-name="P11"><text:span text:style-name="Strong_20_Emphasis"><text:span text:style-name="T11">Load</text:span></text:span><text:span text:style-name="Strong_20_Emphasis"><text:span text:style-name="T15">ing the</text:span></text:span><text:span text:style-name="Strong_20_Emphasis"><text:span text:style-name="T11"> initial conditions</text:span></text:span><text:span text:style-name="T4">—we run scenarios </text:span><text:span text:style-name="T16">to</text:span><text:span text:style-name="T4"> represent different starting worlds.</text:span></text:p>
        </text:list-item>
        <text:list-item>
          <text:p text:style-name="P11"><text:span text:style-name="Strong_20_Emphasis"><text:span text:style-name="T15">Then, we r</text:span></text:span><text:span text:style-name="Strong_20_Emphasis"><text:span text:style-name="T11">ead parameters</text:span></text:span><text:span text:style-name="T4">, including:</text:span></text:p>
        </text:list-item>
      </text:list>
      <text:list text:style-name="L3">
        <text:list-item>
          <text:p text:style-name="P12">Simulation controls</text:p>
        </text:list-item>
        <text:list-item>
          <text:p text:style-name="P13"><text:span text:style-name="T4">Probabilitie</text:span><text:span text:style-name="T8">s</text:span><text:span text:style-name="T4"> </text:span><text:span text:style-name="Strong_20_Emphasis"><text:span text:style-name="T17">of the sctochastic processes</text:span></text:span></text:p>
        </text:list-item>
        <text:list-item>
          <text:p text:style-name="P13"><text:span text:style-name="T4">And </text:span><text:span text:style-name="T16">the </text:span><text:span text:style-name="T4">chaos mode</text:span></text:p>
        </text:list-item>
      </text:list>
      <text:list text:style-name="L4">
        <text:list-item>
          <text:p text:style-name="P14"><text:span text:style-name="T4">We </text:span><text:span text:style-name="T8">built a</text:span><text:span text:style-name="T4"> </text:span><text:span text:style-name="Strong_20_Emphasis"><text:span text:style-name="T11">ChiralTwin</text:span></text:span><text:span text:style-name="T4"> class to evolve the system step by step.</text:span></text:p>
        </text:list-item>
        <text:list-item>
          <text:p text:style-name="P15">Each step applies rules that blend determinism and chance, <text:span text:style-name="T2">influenced by the cell’s neighborhood. </text:span><text:span text:style-name="T12">But h</text:span><text:span text:style-name="T2">ow </text:span><text:span text:style-name="T12">d</text:span><text:span text:style-name="T2">o the rules work exactly? </text:span></text:p>
        </text:list-item>
      </text:list>
      <text:list text:style-name="L5">
        <text:list-item>
          <text:p text:style-name="P16"><text:soft-page-break/><text:span text:style-name="Strong_20_Emphasis"><text:span text:style-name="T11">Autocatalysis</text:span></text:span><text:span text:style-name="Strong_20_Emphasis"><text:span text:style-name="T4"> </text:span></text:span><text:span text:style-name="Strong_20_Emphasis"><text:span text:style-name="T18">gives the most common local chirality to an achiral cell.</text:span></text:span></text:p>
        </text:list-item>
        <text:list-item>
          <text:p text:style-name="P16"><text:span text:style-name="Strong_20_Emphasis"><text:span text:style-name="T11">Mutual inhibition </text:span></text:span><text:span text:style-name="Strong_20_Emphasis"><text:span text:style-name="T19">cancels out opposite chirality locally.</text:span></text:span></text:p>
        </text:list-item>
        <text:list-item>
          <text:p text:style-name="P17"><text:span text:style-name="Strong_20_Emphasis"><text:span text:style-name="T11">Spontaneous neutrality</text:span></text:span><text:span text:style-name="Strong_20_Emphasis"><text:span text:style-name="T4"> </text:span></text:span><text:span text:style-name="Strong_20_Emphasis"><text:span text:style-name="T18">removes chirality randomly via </text:span></text:span><text:span text:style-name="Strong_20_Emphasis"><text:span text:style-name="T20">p_neutral </text:span></text:span><text:span text:style-name="Strong_20_Emphasis"><text:span text:style-name="T18">probability.</text:span></text:span></text:p>
        </text:list-item>
        <text:list-item>
          <text:p text:style-name="P17"><text:span text:style-name="Strong_20_Emphasis"><text:span text:style-name="T11">Spontaneous chirality</text:span></text:span><text:span text:style-name="T4"> </text:span><text:span text:style-name="Emphasis"><text:span text:style-name="T18">assings chirality also ramdomly <text:s/>via </text:span></text:span><text:span text:style-name="Strong_20_Emphasis"><text:span text:style-name="T20">p_chiral.</text:span></text:span></text:p>
        </text:list-item>
        <text:list-item>
          <text:p text:style-name="P18"><text:span text:style-name="Strong_20_Emphasis"><text:span text:style-name="T19">Finally, </text:span></text:span><text:span text:style-name="Strong_20_Emphasis"><text:span text:style-name="T11">Diffusion </text:span></text:span><text:span text:style-name="Strong_20_Emphasis"><text:span text:style-name="T19">duplicates </text:span></text:span><text:span text:style-name="Strong_20_Emphasis"><text:span text:style-name="T17">chirality randomly</text:span></text:span><text:span text:style-name="T4"> via </text:span><text:span text:style-name="Strong_20_Emphasis"><text:span text:style-name="T11">p_copy.</text:span></text:span></text:p>
          <text:p text:style-name="P18"><text:span text:style-name="Strong_20_Emphasis"><text:span text:style-name="T8">This </text:span></text:span><text:span text:style-name="Strong_20_Emphasis"><text:span text:style-name="T16">last three</text:span></text:span><text:span text:style-name="Strong_20_Emphasis"><text:span text:style-name="T8"> stochastis rules are modulated by the </text:span></text:span><text:span text:style-name="Strong_20_Emphasis"><text:span text:style-name="T21">chaos</text:span></text:span><text:span text:style-name="Strong_20_Emphasis"><text:span text:style-name="T8"> parameter epsilon. </text:span></text:span></text:p>
        </text:list-item>
      </text:list>
      <text:p text:style-name="P19"><text:span text:style-name="Strong_20_Emphasis"><text:span text:style-name="T7">Results </text:span></text:span><text:span text:style-name="Strong_20_Emphasis"><text:span text:style-name="T22">&amp; limitations</text:span></text:span><text:span text:style-name="Strong_20_Emphasis"><text:span text:style-name="T7">: </text:span></text:span></text:p>
      <text:p text:style-name="P19"><text:span text:style-name="Strong_20_Emphasis"><text:span text:style-name="T8">Our main results are: </text:span></text:span></text:p>
      <text:p text:style-name="P20"><text:span text:style-name="Strong_20_Emphasis"><text:span text:style-name="T23">1. Stochasticity is necessary to the emergence of chirality (pulso_128).</text:span></text:span></text:p>
      <text:p text:style-name="P20"><text:span text:style-name="Strong_20_Emphasis"><text:span text:style-name="T23">2. Homochirality emerges when there is lots of diffussion (constant_064)</text:span></text:span></text:p>
      <text:p text:style-name="P20"><text:span text:style-name="Strong_20_Emphasis"><text:span text:style-name="T23">3. However, when we run simulations in a bigger spatial grid (higher resolution sim) we obtain that the chiral spicies still dominate but we no longer have homochirality. (constant_512, </text:span></text:span><text:span text:style-name="Strong_20_Emphasis"><text:span text:style-name="T24">unos</text:span></text:span><text:span text:style-name="Strong_20_Emphasis"><text:span text:style-name="T23">)</text:span></text:span></text:p>
      <text:p text:style-name="P21"><text:span text:style-name="Strong_20_Emphasis"><text:span text:style-name="T23">4. we expected that small symmetry breaking would always amplify over time (as the literature have found) but we encounter a few cases in which an achiral species that was slightly more abundant in the beggining, still ended up with a lower abundance at the end of the simulation. (constant_512, </text:span></text:span><text:span text:style-name="Strong_20_Emphasis"><text:span text:style-name="T24">dos</text:span></text:span><text:span text:style-name="Strong_20_Emphasis"><text:span text:style-name="T23">)</text:span></text:span></text:p>
      <text:p text:style-name="P20"><text:span text:style-name="Strong_20_Emphasis"><text:span text:style-name="T23">5. Lastly, when we </text:span></text:span><text:span text:style-name="Strong_20_Emphasis"><text:span text:style-name="T24">did an epsilon sweep, we fucked up </text:span></text:span></text:p>
      <text:p text:style-name="P22"><text:span text:style-name="Strong_20_Emphasis"><text:span text:style-name="T25"/></text:span></text:p>
      <text:p text:style-name="P22"><text:span text:style-name="Strong_20_Emphasis"><text:span text:style-name="T25">Check our repo </text:span></text:span><text:span text:style-name="Strong_20_Emphasis"><text:span text:style-name="T24">to see the full results</text:span></text:span><text:span text:style-name="Strong_20_Emphasis"><text:span text:style-name="T25">!</text:span></text:span></text:p>
      <text:p text:style-name="P19"><text:span text:style-name="Strong_20_Emphasis"><text:span text:style-name="T8"/></text:span></text:p>
      <text:p text:style-name="P10"/>
      <text:p text:style-name="P6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23:32:26.458791161</meta:creation-date>
    <dc:date>2026-03-12T02:02:41.877079499</dc:date>
    <meta:editing-duration>PT23M1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2" meta:paragraph-count="33" meta:word-count="386" meta:character-count="2443" meta:non-whitespace-character-count="2100"/>
  </office:meta>
</office:document-meta>
</file>